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D10000083852988E06.jpg"/>
  <manifest:file-entry manifest:media-type="image/jpeg" manifest:full-path="Pictures/100000000000057C000007E83160FD42.jpg"/>
  <manifest:file-entry manifest:media-type="image/jpeg" manifest:full-path="Pictures/10000000000005D100000838B6AB186A.jpg"/>
  <manifest:file-entry manifest:media-type="image/jpeg" manifest:full-path="Pictures/10000000000005D100000838F605F67B.jpg"/>
  <manifest:file-entry manifest:media-type="image/jpeg" manifest:full-path="Pictures/1000000000000594000007E8B4A889AE.jpg"/>
  <manifest:file-entry manifest:media-type="image/jpeg" manifest:full-path="Pictures/10000000000005D100000838AF11E7C6.jpg"/>
  <manifest:file-entry manifest:media-type="image/jpeg" manifest:full-path="Pictures/10000000000005D1000008389DE545D6.jpg"/>
  <manifest:file-entry manifest:media-type="image/jpeg" manifest:full-path="Pictures/10000000000005D1000008383B31045E.jpg"/>
  <manifest:file-entry manifest:media-type="image/jpeg" manifest:full-path="Pictures/10000000000005D10000083837C7B178.jpg"/>
  <manifest:file-entry manifest:media-type="image/jpeg" manifest:full-path="Pictures/10000000000005D100000838DC78128C.jpg"/>
  <manifest:file-entry manifest:media-type="image/jpeg" manifest:full-path="Pictures/10000000000005D1000008383E0AAE0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11%" draw:contrast="4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10%" draw:contrast="4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10%" draw:contrast="53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21%" draw:contrast="4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16%" draw:contrast="37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 0cm 0cm 0cm)" draw:luminance="14%" draw:contrast="4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 0cm 0cm 0cm)" draw:luminance="13%" draw:contrast="4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 0cm 0cm 0cm)" draw:luminance="16%" draw:contrast="4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 0cm 0cm 0cm)" draw:luminance="19%" draw:contrast="4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999cm" svg:height="29.672cm" draw:z-index="0"><draw:image xlink:href="Pictures/10000000000005D100000838AF11E7C6.jpg" xlink:type="simple" xlink:show="embed" xlink:actuate="onLoad"/></draw:frame></text:p>
      <text:p text:style-name="Standard"><draw:frame draw:style-name="fr2" draw:name="Image2" text:anchor-type="paragraph" svg:width="20.999cm" svg:height="29.672cm" draw:z-index="1"><draw:image xlink:href="Pictures/10000000000005D1000008383B31045E.jpg" xlink:type="simple" xlink:show="embed" xlink:actuate="onLoad"/></draw:frame></text:p>
      <text:p text:style-name="Standard"><draw:frame draw:style-name="fr3" draw:name="Image3" text:anchor-type="paragraph" svg:width="20.151cm" svg:height="28.561cm" draw:z-index="2"><draw:image xlink:href="Pictures/1000000000000594000007E8B4A889AE.jpg" xlink:type="simple" xlink:show="embed" xlink:actuate="onLoad"/></draw:frame></text:p>
      <text:p text:style-name="Standard"/>
      <text:p text:style-name="Standard"><draw:frame draw:style-name="fr4" draw:name="Image4" text:anchor-type="paragraph" svg:width="20.999cm" svg:height="29.672cm" draw:z-index="3"><draw:image xlink:href="Pictures/10000000000005D100000838F605F67B.jpg" xlink:type="simple" xlink:show="embed" xlink:actuate="onLoad"/></draw:frame></text:p>
      <text:p text:style-name="Standard"><draw:frame draw:style-name="fr5" draw:name="Image5" text:anchor-type="paragraph" svg:x="0.593cm" svg:y="0.556cm" svg:width="19.812cm" svg:height="28.561cm" draw:z-index="4"><draw:image xlink:href="Pictures/100000000000057C000007E83160FD42.jpg" xlink:type="simple" xlink:show="embed" xlink:actuate="onLoad"/></draw:frame></text:p>
      <text:p text:style-name="Standard"/>
      <text:p text:style-name="Standard"><draw:frame draw:style-name="fr6" draw:name="Image6" text:anchor-type="paragraph" svg:width="20.999cm" svg:height="29.672cm" draw:z-index="5"><draw:image xlink:href="Pictures/10000000000005D100000838DC78128C.jpg" xlink:type="simple" xlink:show="embed" xlink:actuate="onLoad"/></draw:frame></text:p>
      <text:p text:style-name="Standard"><draw:frame draw:style-name="fr6" draw:name="Image7" text:anchor-type="paragraph" svg:width="20.999cm" svg:height="29.672cm" draw:z-index="6"><draw:image xlink:href="Pictures/10000000000005D10000083852988E06.jpg" xlink:type="simple" xlink:show="embed" xlink:actuate="onLoad"/></draw:frame></text:p>
      <text:p text:style-name="Standard"><draw:frame draw:style-name="fr7" draw:name="Image8" text:anchor-type="paragraph" svg:width="20.999cm" svg:height="29.672cm" draw:z-index="7"><draw:image xlink:href="Pictures/10000000000005D100000838B6AB186A.jpg" xlink:type="simple" xlink:show="embed" xlink:actuate="onLoad"/></draw:frame></text:p>
      <text:p text:style-name="Standard"><draw:frame draw:style-name="fr8" draw:name="Image9" text:anchor-type="paragraph" svg:width="20.999cm" svg:height="29.672cm" draw:z-index="8"><draw:image xlink:href="Pictures/10000000000005D1000008389DE545D6.jpg" xlink:type="simple" xlink:show="embed" xlink:actuate="onLoad"/></draw:frame><draw:frame draw:style-name="fr9" draw:name="Image11" text:anchor-type="paragraph" svg:width="20.999cm" svg:height="29.672cm" draw:z-index="10"><draw:image xlink:href="Pictures/10000000000005D1000008383E0AAE03.jpg" xlink:type="simple" xlink:show="embed" xlink:actuate="onLoad"/></draw:frame></text:p>
      <text:p text:style-name="Standard"><draw:frame draw:style-name="fr6" draw:name="Image10" text:anchor-type="paragraph" svg:width="20.999cm" svg:height="29.672cm" draw:z-index="9"><draw:image xlink:href="Pictures/10000000000005D10000083837C7B17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cm" fo:margin-bottom="0.01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David Violeau</meta:initial-creator>
    <meta:creation-date>2007-05-23T13:35:47</meta:creation-date>
    <dc:creator>David Violeau</dc:creator>
    <dc:date>2007-05-24T07:19:10</dc:date>
    <dc:language>fr-FR</dc:language>
    <meta:editing-cycles>15</meta:editing-cycles>
    <meta:editing-duration>PT56M46S</meta:editing-duration>
    <meta:user-defined meta:name="Info 1"/>
    <meta:user-defined meta:name="Info 2"/>
    <meta:user-defined meta:name="Info 3"/>
    <meta:user-defined meta:name="Info 4"/>
    <meta:document-statistic meta:table-count="0" meta:image-count="11" meta:object-count="0" meta:page-count="10" meta:paragraph-count="0" meta:word-count="0" meta:character-count="0"/>
  </office:meta>
</office:document-meta>
</file>